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26eb"/>
    </style:style>
    <style:style style:name="T2" style:family="text">
      <style:text-properties officeooo:rsid="000c1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JavaScript Questions : Conditional_Type</text:p>
      <text:p text:style-name="Standard"/>
      <text:p text:style-name="Standard"># Q1 How many choices are possible when using a single if-else statement?</text:p>
      <text:p text:style-name="Standard"/>
      <text:p text:style-name="Standard">.A : <text:s/>1 ** 🤔️</text:p>
      <text:p text:style-name="Standard">.B : <text:s/>2</text:p>
      <text:p text:style-name="Standard">.C : <text:s/>3</text:p>
      <text:p text:style-name="Standard"/>
      <text:p text:style-name="Standard"># Q2 When is it required to use curly brackets {} for the body of the if statement ?</text:p>
      <text:p text:style-name="Standard"/>
      <text:p text:style-name="Standard">.A : <text:s/>Always</text:p>
      <text:p text:style-name="Standard">.B : <text:s/>Never</text:p>
      <text:p text:style-name="Standard">.C : <text:s/>When the body has multiple statements <text:s/>** 🤔️</text:p>
      <text:p text:style-name="Standard"/>
      <text:p text:style-name="Standard"># Q3 What will be output of the following code fragment ?</text:p>
      <text:p text:style-name="Standard"/>
      <text:p text:style-name="Standard"><text:s text:c="25"/>let nbr = 6</text:p>
      <text:p text:style-name="Standard"><text:s text:c="10"/>if ( nbr &lt; 10 )</text:p>
      <text:p text:style-name="Standard"><text:s text:c="15"/>console.log(" msg1 ")</text:p>
      <text:p text:style-name="Standard"><text:s text:c="10"/>else</text:p>
      <text:p text:style-name="Standard"><text:s text:c="15"/>console.log(" msg2 ")</text:p>
      <text:p text:style-name="Standard"/>
      <text:p text:style-name="Standard">.A : msg1 <text:s/>** 🤔️</text:p>
      <text:p text:style-name="Standard">.B : msg2</text:p>
      <text:p text:style-name="Standard">.C : nothing </text:p>
      <text:p text:style-name="Standard"/>
      <text:p text:style-name="Standard"># Q4 <text:s/>What will be output of the following code fragment ?</text:p>
      <text:p text:style-name="Standard"><text:s text:c="10"/></text:p>
      <text:p text:style-name="Standard"><text:s text:c="13"/>let msg = ""</text:p>
      <text:p text:style-name="Standard"><text:s text:c="13"/>let note = 16</text:p>
      <text:p text:style-name="Standard"/>
      <text:p text:style-name="Standard"><text:s text:c="2"/>if ( note &gt; 10 )</text:p>
      <text:p text:style-name="Standard"><text:s text:c="15"/>msg = msg + "You succeed"</text:p>
      <text:p text:style-name="Standard"><text:s text:c="10"/>else </text:p>
      <text:p text:style-name="Standard"><text:s text:c="14"/>msg = msg + "You don't succeed"</text:p>
      <text:p text:style-name="Standard"><text:s text:c="14"/>msg+= "in this year" <text:s text:c="2"/></text:p>
      <text:p text:style-name="Standard"/>
      <text:p text:style-name="Standard"><text:s text:c="15"/>console.log(msg)</text:p>
      <text:p text:style-name="Standard"/>
      <text:p text:style-name="Standard">.A : <text:s/>"You succeed" <text:s/>** 🤔️ <text:s/></text:p>
      <text:p text:style-name="Standard">.B : <text:s/>"You don't succeed"</text:p>
      <text:p text:style-name="Standard">.C : <text:s/>"in this year" <text:s/></text:p>
      <text:p text:style-name="Standard">.D : <text:s/>"You don't succeed in this year"</text:p>
      <text:p text:style-name="Standard">.E : "You succeed in this year " ** 🤔️ <text:s text:c="3"/></text:p>
      <text:p text:style-name="Standard"/>
      <text:p text:style-name="Standard"># Q5 <text:s/>What will be output of the following code fragment ?</text:p>
      <text:p text:style-name="Standard"><text:s text:c="10"/></text:p>
      <text:p text:style-name="Standard"><text:s text:c="13"/>let msg = ""</text:p>
      <text:p text:style-name="Standard"><text:s text:c="13"/>let note = 8</text:p>
      <text:p text:style-name="Standard"><text:s text:c="2"/>if ( note &gt; 10 )</text:p>
      <text:p text:style-name="Standard"><text:s text:c="15"/>msg = msg + "You succeed"</text:p>
      <text:p text:style-name="Standard"><text:s text:c="10"/>else </text:p>
      <text:p text:style-name="Standard"><text:soft-page-break/><text:s text:c="14"/>msg = msg + "You don't succeed"</text:p>
      <text:p text:style-name="Standard"><text:s text:c="14"/>msg = "in this year" <text:s text:c="2"/></text:p>
      <text:p text:style-name="Standard"/>
      <text:p text:style-name="Standard"><text:s text:c="15"/>console.log(msg)</text:p>
      <text:p text:style-name="Standard"/>
      <text:p text:style-name="Standard">.A : <text:s/>"You succeed"</text:p>
      <text:p text:style-name="Standard">.B : <text:s/>"You don't succeed"</text:p>
      <text:p text:style-name="Standard">.C : <text:s/>"in this year" <text:s text:c="2"/>** 🤔️ <text:s/></text:p>
      <text:p text:style-name="Standard">.D : <text:s/>"You don't succeed in this year"</text:p>
      <text:p text:style-name="Standard"/>
      <text:p text:style-name="Standard"># Q6 <text:s/>What will be output of the following code fragment ?</text:p>
      <text:p text:style-name="Standard"><text:s text:c="10"/></text:p>
      <text:p text:style-name="Standard"><text:s text:c="13"/>let msg = ""</text:p>
      <text:p text:style-name="Standard"><text:s text:c="13"/>let note = 16</text:p>
      <text:p text:style-name="Standard"/>
      <text:p text:style-name="Standard"><text:s text:c="2"/>if ( note &gt; 10 )</text:p>
      <text:p text:style-name="Standard"><text:s text:c="15"/>msg = msg + "You succeed"</text:p>
      <text:p text:style-name="Standard"><text:s text:c="10"/>else </text:p>
      <text:p text:style-name="Standard"><text:s text:c="14"/>{</text:p>
      <text:p text:style-name="Standard"><text:s text:c="14"/>msg = msg + "You don't succeed"</text:p>
      <text:p text:style-name="Standard"><text:s text:c="14"/>msg += "in this year" } <text:s text:c="2"/></text:p>
      <text:p text:style-name="Standard"/>
      <text:p text:style-name="Standard"><text:s text:c="15"/>console.log(msg)</text:p>
      <text:p text:style-name="Standard"/>
      <text:p text:style-name="Standard">.A : <text:s/>"You succeed" <text:s/>** 🤔️ </text:p>
      <text:p text:style-name="Standard">.B : <text:s/>"You don't succeed"</text:p>
      <text:p text:style-name="Standard">.C : <text:s/>"in this year" <text:s/></text:p>
      <text:p text:style-name="Standard">.D : <text:s/>"You don't succeed in this year"</text:p>
      <text:p text:style-name="Standard"/>
      <text:p text:style-name="Standard"/>
      <text:p text:style-name="Standard"/>
      <text:p text:style-name="Standard"># Q7 What will be output of below statements?</text:p>
      <text:p text:style-name="Standard"/>
      <text:p text:style-name="Standard"><text:s text:c="9"/>let gender= "R"</text:p>
      <text:p text:style-name="Standard"><text:s text:c="8"/>if ( gender === "F" ){</text:p>
      <text:p text:style-name="Standard"><text:s text:c="8"/>console.log("Gender : female")</text:p>
      <text:p text:style-name="Standard"><text:s text:c="9"/>} <text:s/></text:p>
      <text:p text:style-name="Standard"><text:s text:c="7"/>else if (gender ==="M"){</text:p>
      <text:p text:style-name="Standard"><text:s text:c="9"/>console.log("Gender : male")</text:p>
      <text:p text:style-name="Standard"><text:s text:c="8"/>}</text:p>
      <text:p text:style-name="Standard"><text:s text:c="7"/>else {</text:p>
      <text:p text:style-name="Standard"><text:s text:c="7"/>console.log("Gender is not defined")</text:p>
      <text:p text:style-name="Standard"/>
      <text:p text:style-name="Standard"/>
      <text:p text:style-name="Standard"/>
      <text:p text:style-name="Standard">.A : <text:s/>"Gender : male"</text:p>
      <text:p text:style-name="Standard">.B : <text:s/>"Gender is not defined"</text:p>
      <text:p text:style-name="Standard">.C : <text:s/>"Gender : female"</text:p>
      <text:p text:style-name="Standard"><text:tab/><text:tab/><text:tab/><text:tab/><text:tab/>{ Unexpected end of input }</text:p>
      <text:p text:style-name="Standard"/>
      <text:p text:style-name="Standard"># Q8 What will be output of the following code fragment ?</text:p>
      <text:p text:style-name="Standard"/>
      <text:p text:style-name="Standard"><text:soft-page-break/>if ( 0 ) </text:p>
      <text:p text:style-name="Standard"><text:s text:c="2"/>console.log("TRUE")</text:p>
      <text:p text:style-name="Standard">else </text:p>
      <text:p text:style-name="Standard"><text:s text:c="2"/>console.log("FALSE")</text:p>
      <text:p text:style-name="Standard"/>
      <text:p text:style-name="Standard">.A : <text:s/>"TRUE"</text:p>
      <text:p text:style-name="Standard">.B : <text:s/>"FALSE" <text:s/>** 🤔️</text:p>
      <text:p text:style-name="Standard">.C : <text:s/>nothing </text:p>
      <text:p text:style-name="Standard"/>
      <text:p text:style-name="Standard"># Q9 What will be output of the following code fragment ?</text:p>
      <text:p text:style-name="Standard"/>
      <text:p text:style-name="Standard">if ( 10 ) </text:p>
      <text:p text:style-name="Standard"><text:s text:c="2"/>console.log("TRUE")</text:p>
      <text:p text:style-name="Standard">else </text:p>
      <text:p text:style-name="Standard"><text:s text:c="2"/>console.log("FALSE")</text:p>
      <text:p text:style-name="Standard"/>
      <text:p text:style-name="Standard">.A : <text:s/>"TRUE" <text:s text:c="2"/>** 🤔️</text:p>
      <text:p text:style-name="Standard">.B : <text:s/>"FALSE"</text:p>
      <text:p text:style-name="Standard">.C : <text:s/>nothing </text:p>
      <text:p text:style-name="Standard"/>
      <text:p text:style-name="Standard"/>
      <text:p text:style-name="Standard"/>
      <text:p text:style-name="Standard"># Q10 <text:s text:c="2"/>What happens when an If statements conditional is not true?</text:p>
      <text:p text:style-name="Standard"/>
      <text:p text:style-name="Standard">.A : <text:s/>nothing <text:s/>** 🤔️</text:p>
      <text:p text:style-name="Standard">.B : <text:s/>The If statement starts over </text:p>
      <text:p text:style-name="Standard">.C : <text:s/>The If statement executes</text:p>
      <text:p text:style-name="Standard"/>
      <text:p text:style-name="Standard"># Q11 . How to write an ‘if’ statement for executing some code.</text:p>
      <text:p text:style-name="Standard">If “i” is NOT equal to 5?</text:p>
      <text:p text:style-name="Standard"/>
      <text:p text:style-name="Standard">.A : if(i&lt;&gt;5) <text:s text:c="2"/></text:p>
      <text:p text:style-name="Standard">.B : if i&lt;&gt;5</text:p>
      <text:p text:style-name="Standard">.C : if(i!=5) <text:s text:c="2"/>** 🤔️</text:p>
      <text:p text:style-name="Standard">.D : if i!=5</text:p>
      <text:p text:style-name="Standard"/>
      <text:p text:style-name="Standard"/>
      <text:p text:style-name="Standard"><text:s text:c="85"/></text:p>
      <text:p text:style-name="Standard"># Q12 In a switch statement what must come after every case?</text:p>
      <text:p text:style-name="Standard"/>
      <text:p text:style-name="Standard">.A : <text:s/>end;</text:p>
      <text:p text:style-name="Standard">.B : <text:s/>break; <text:s/>** 🤔️</text:p>
      <text:p text:style-name="Standard">.C : <text:s/>continue;</text:p>
      <text:p text:style-name="Standard"/>
      <text:p text:style-name="Standard"># Q13 <text:s/>What is the correct syntax of Switch statement ?</text:p>
      <text:p text:style-name="Standard">//Answer 1</text:p>
      <text:p text:style-name="Standard">let month = 2</text:p>
      <text:p text:style-name="Standard">let monthString=""</text:p>
      <text:p text:style-name="Standard">switch (month) {</text:p>
      <text:p text:style-name="Standard"><text:s text:c="12"/>case == 1: <text:s/>monthString = "January";</text:p>
      <text:p text:style-name="Standard"><text:s text:c="24"/>break;</text:p>
      <text:p text:style-name="Standard"><text:s text:c="12"/>case == 2 : <text:s/>monthString = "February";</text:p>
      <text:p text:style-name="Standard"><text:soft-page-break/><text:s text:c="25"/>break;</text:p>
      <text:p text:style-name="Standard"><text:s text:c="12"/>case ==3 : <text:s/>monthString = "March";</text:p>
      <text:p text:style-name="Standard"><text:s text:c="24"/>break;</text:p>
      <text:p text:style-name="Standard">}</text:p>
      <text:p text:style-name="Standard"/>
      <text:p text:style-name="Standard">//Answer 2</text:p>
      <text:p text:style-name="Standard">let month = 2</text:p>
      <text:p text:style-name="Standard">let monthString=""</text:p>
      <text:p text:style-name="Standard">switch (month) {</text:p>
      <text:p text:style-name="Standard"><text:s text:c="12"/>case 1: <text:s/>monthString = "January";</text:p>
      <text:p text:style-name="Standard"><text:s text:c="21"/>break;</text:p>
      <text:p text:style-name="Standard"><text:s text:c="12"/>case 2: <text:s/>monthString = "February";</text:p>
      <text:p text:style-name="Standard"><text:s text:c="21"/>break;</text:p>
      <text:p text:style-name="Standard"><text:s text:c="12"/>case 3: <text:s/>monthString = "March";</text:p>
      <text:p text:style-name="Standard"><text:s text:c="21"/>break;</text:p>
      <text:p text:style-name="Standard">}</text:p>
      <text:p text:style-name="Standard"/>
      <text:p text:style-name="Standard">//Answer 3</text:p>
      <text:p text:style-name="Standard">let month = 2</text:p>
      <text:p text:style-name="Standard">let monthString=""</text:p>
      <text:p text:style-name="Standard">switch (month) {</text:p>
      <text:p text:style-name="Standard"><text:s text:c="12"/>if case 1 = <text:s/>monthString = "January";</text:p>
      <text:p text:style-name="Standard"><text:s text:c="24"/>break;</text:p>
      <text:p text:style-name="Standard"><text:s text:c="12"/>if case 2 = <text:s/>monthString = "February";</text:p>
      <text:p text:style-name="Standard"><text:s text:c="25"/>break;</text:p>
      <text:p text:style-name="Standard"><text:s text:c="12"/>if case 3 = <text:s/>monthString = "March";</text:p>
      <text:p text:style-name="Standard"><text:s text:c="24"/>break;</text:p>
      <text:p text:style-name="Standard">}</text:p>
      <text:p text:style-name="Standard"/>
      <text:p text:style-name="Standard">.A : <text:s/>Answer 1</text:p>
      <text:p text:style-name="Standard">.B : <text:s/>Answer 2<text:tab/><text:tab/>** 🤔️</text:p>
      <text:p text:style-name="Standard">.C : <text:s/>Awswer 3</text:p>
      <text:p text:style-name="Standard"/>
      <text:p text:style-name="Standard"># Q14 Curly braces {} are required in cases :</text:p>
      <text:p text:style-name="Standard"/>
      <text:p text:style-name="Standard">.A : <text:s/>true</text:p>
      <text:p text:style-name="Standard">.B : false <text:s/></text:p>
      <text:p text:style-name="Standard"/>
      <text:p text:style-name="Standard"/>
      <text:p text:style-name="Standard"/>
      <text:p text:style-name="Standard"># Q15 Curly braces {} are required in cases :</text:p>
      <text:p text:style-name="Standard"/>
      <text:p text:style-name="Standard">.A : <text:s/>true <text:s/>** 🤔️ from begin of switch</text:p>
      <text:p text:style-name="Standard">.B : false <text:s/></text:p>
      <text:p text:style-name="Standard"/>
      <text:p text:style-name="Standard"><text:s/></text:p>
      <text:p text:style-name="Standard"># Q16 What value is assigned to discount ?</text:p>
      <text:p text:style-name="Standard"/>
      <text:p text:style-name="Standard">let discount</text:p>
      <text:p text:style-name="Standard">let <text:s/>code = 'C' </text:p>
      <text:p text:style-name="Standard">switch ( code )</text:p>
      <text:p text:style-name="Standard">{</text:p>
      <text:p text:style-name="Standard"><text:soft-page-break/><text:s text:c="2"/>case 'A':</text:p>
      <text:p text:style-name="Standard"><text:s text:c="4"/>discount = 0.0</text:p>
      <text:p text:style-name="Standard"><text:s text:c="4"/>break;</text:p>
      <text:p text:style-name="Standard"><text:s text:c="2"/>case 'B':</text:p>
      <text:p text:style-name="Standard"><text:s text:c="4"/>discount = 0.1</text:p>
      <text:p text:style-name="Standard"><text:s text:c="4"/>break;</text:p>
      <text:p text:style-name="Standard"><text:s text:c="2"/>case 'C':</text:p>
      <text:p text:style-name="Standard"><text:s text:c="4"/>discount = 0.2</text:p>
      <text:p text:style-name="Standard"><text:s text:c="4"/>break;</text:p>
      <text:p text:style-name="Standard"><text:s text:c="2"/>default:</text:p>
      <text:p text:style-name="Standard"><text:s text:c="4"/>discount = 0.3;</text:p>
      <text:p text:style-name="Standard">}</text:p>
      <text:p text:style-name="Standard"/>
      <text:p text:style-name="Standard">.A : <text:s/>0.0</text:p>
      <text:p text:style-name="Standard">.B : <text:s/>0.1</text:p>
      <text:p text:style-name="Standard">.C : <text:s/>0.2 <text:s/>** 🤔️ we must add consol.log(discount)</text:p>
      <text:p text:style-name="Standard">.D : 0.3 </text:p>
      <text:p text:style-name="Standard"/>
      <text:p text:style-name="Standard"># Q17 What value is assigned to discount ?</text:p>
      <text:p text:style-name="Standard"/>
      <text:p text:style-name="Standard">let discount</text:p>
      <text:p text:style-name="Standard">let <text:s/>code = 'X' </text:p>
      <text:p text:style-name="Standard">switch ( code )</text:p>
      <text:p text:style-name="Standard">{</text:p>
      <text:p text:style-name="Standard"><text:s text:c="2"/>case 'A':</text:p>
      <text:p text:style-name="Standard"><text:s text:c="4"/>discount = 0.0</text:p>
      <text:p text:style-name="Standard"><text:s text:c="4"/>break;</text:p>
      <text:p text:style-name="Standard"><text:s text:c="2"/>case 'B':</text:p>
      <text:p text:style-name="Standard"><text:s text:c="4"/>discount = 0.1</text:p>
      <text:p text:style-name="Standard"><text:s text:c="4"/>break;</text:p>
      <text:p text:style-name="Standard"><text:s text:c="2"/>case 'C':</text:p>
      <text:p text:style-name="Standard"><text:s text:c="4"/>discount = 0.2</text:p>
      <text:p text:style-name="Standard"><text:s text:c="4"/>break;</text:p>
      <text:p text:style-name="Standard"><text:s text:c="2"/>default:</text:p>
      <text:p text:style-name="Standard"><text:s text:c="4"/>discount = 0.3;</text:p>
      <text:p text:style-name="Standard">} </text:p>
      <text:p text:style-name="Standard"/>
      <text:p text:style-name="Standard">.A : <text:s/>0.0</text:p>
      <text:p text:style-name="Standard">.B : <text:s/>0.1</text:p>
      <text:p text:style-name="Standard">.C : <text:s/>0.2</text:p>
      <text:p text:style-name="Standard">.D : 0.3 <text:s text:c="2"/>** 🤔️ we must add consol.log(discount)</text:p>
      <text:p text:style-name="Standard"/>
      <text:p text:style-name="Standard"># Q18 <text:s/>Which of the following cases is a correct way to write a case for a switch statement?</text:p>
      <text:p text:style-name="Standard"><text:s text:c="25"/></text:p>
      <text:p text:style-name="Standard">.A : <text:s/>case "Oussema";</text:p>
      <text:p text:style-name="Standard">.B : <text:s/>case "Oussema"::</text:p>
      <text:p text:style-name="Standard">.C : <text:s/>case "Oussema": <text:s/>** 🤔️</text:p>
      <text:p text:style-name="Standard"/>
      <text:p text:style-name="Standard"># Q19 <text:s/>The default case is executed if all the other cases for a switch statement evaulate to false?</text:p>
      <text:p text:style-name="Standard"/>
      <text:p text:style-name="Standard">.A : True </text:p>
      <text:p text:style-name="Standard">.B : <text:s/>False <text:s/>** 🤔️</text:p>
      <text:p text:style-name="Standard"><text:soft-page-break/></text:p>
      <text:p text:style-name="Standard"/>
      <text:p text:style-name="Standard"># Q20 What does the following snippet output?</text:p>
      <text:p text:style-name="Standard"/>
      <text:p text:style-name="Standard">let name = false ? "Amina" : "Salim"</text:p>
      <text:p text:style-name="Standard">console.log(name)</text:p>
      <text:p text:style-name="Standard"/>
      <text:p text:style-name="Standard">.A : <text:s/>false</text:p>
      <text:p text:style-name="Standard">.B : <text:s/>Salim <text:s/>**🤔️</text:p>
      <text:p text:style-name="Standard">.C : <text:s/>Amina</text:p>
      <text:p text:style-name="Standard"/>
      <text:p text:style-name="Standard"># Q21 What are the correct answers to show if “myNumber” is even or odd ?</text:p>
      <text:p text:style-name="Standard"/>
      <text:p text:style-name="Standard">// Answer 1</text:p>
      <text:p text:style-name="Standard">let myNumber = 5</text:p>
      <text:p text:style-name="Standard">let result = myNumber % 2 === 0 ? "even" else "odd" </text:p>
      <text:p text:style-name="Standard">console.log(result) </text:p>
      <text:p text:style-name="Standard"/>
      <text:p text:style-name="Standard">// Answer 2</text:p>
      <text:p text:style-name="Standard">let myNumber = 5</text:p>
      <text:p text:style-name="Standard">let result = myNumber % 2 === 0 : "even" ? "odd" </text:p>
      <text:p text:style-name="Standard">console.log(result) </text:p>
      <text:p text:style-name="Standard"/>
      <text:p text:style-name="Standard">// Answer 3 <text:s/>** 🤔️</text:p>
      <text:p text:style-name="Standard">let myNumber = 5</text:p>
      <text:p text:style-name="Standard">let result = myNumber % 2 === 0 ? "even" : "odd" </text:p>
      <text:p text:style-name="Standard">console.log(result) </text:p>
      <text:p text:style-name="Standard"/>
      <text:p text:style-name="Standard">// Answer 4 <text:s text:c="3"/>** 🤔️</text:p>
      <text:p text:style-name="Standard">let myNumber = 5</text:p>
      <text:p text:style-name="Standard">let result = myNumber % 2 <text:s/>? "odd" : "even" </text:p>
      <text:p text:style-name="Standard">console.log(result) </text:p>
      <text:p text:style-name="Standard"><text:s text:c="12"/></text:p>
      <text:p text:style-name="Standard"/>
      <text:p text:style-name="Standard">.A : <text:s/>Answer 1</text:p>
      <text:p text:style-name="Standard">.B : <text:s/>Answer 2</text:p>
      <text:p text:style-name="Standard">.C : <text:s/>Answer 3 <text:s/>** 🤔️</text:p>
      <text:p text:style-name="Standard">.D : <text:s/>Answer 4 <text:s/>** 🤔️</text:p>
      <text:p text:style-name="Standard"/>
      <text:p text:style-name="Standard"># Q22 The statement let y = x &lt; 3 ? 4 : 8 <text:s/>means:</text:p>
      <text:p text:style-name="Standard"/>
      <text:p text:style-name="Standard">// Statement 1</text:p>
      <text:p text:style-name="Standard">if(x &lt; 3 ) </text:p>
      <text:p text:style-name="Standard"><text:s text:c="2"/>y= 8</text:p>
      <text:p text:style-name="Standard">else </text:p>
      <text:p text:style-name="Standard"><text:s text:c="2"/>y= 4</text:p>
      <text:p text:style-name="Standard"><text:s text:c="2"/></text:p>
      <text:p text:style-name="Standard">// Statement 2</text:p>
      <text:p text:style-name="Standard">if(x &lt; 3 ) </text:p>
      <text:p text:style-name="Standard"><text:s text:c="2"/>y= 4</text:p>
      <text:p text:style-name="Standard">else </text:p>
      <text:p text:style-name="Standard"><text:s text:c="2"/>y= 8</text:p>
      <text:p text:style-name="Standard"><text:soft-page-break/></text:p>
      <text:p text:style-name="Standard">// Statement 3</text:p>
      <text:p text:style-name="Standard">if(x &lt; 3 ) </text:p>
      <text:p text:style-name="Standard"><text:s text:c="2"/>y= 4</text:p>
      <text:p text:style-name="Standard">else if (x&gt;3)</text:p>
      <text:p text:style-name="Standard"><text:s text:c="2"/>y= 8</text:p>
      <text:p text:style-name="Standard">else </text:p>
      <text:p text:style-name="Standard"><text:s text:c="2"/>y= 3</text:p>
      <text:p text:style-name="Standard"><text:s text:c="12"/></text:p>
      <text:p text:style-name="Standard">.A : <text:s/>statement 1</text:p>
      <text:p text:style-name="Standard">.B : <text:s/>statement 2 </text:p>
      <text:p text:style-name="Standard">.C : <text:s/>statement 3 <text:s/>** 🤔️</text:p>
      <text:p text:style-name="Standard"/>
      <text:p text:style-name="Standard"># Q23 <text:s/>What will be output of below statements?</text:p>
      <text:p text:style-name="Standard"/>
      <text:p text:style-name="Standard">let name ="Amira"</text:p>
      <text:p text:style-name="Standard">console.log( height &gt; 1.75 ? "Allani" : "Mezrigui") <text:s text:c="3"/>** 🤔️ height is not defined 🤔️**</text:p>
      <text:p text:style-name="Standard"/>
      <text:p text:style-name="Standard">.A : <text:s/>Allani</text:p>
      <text:p text:style-name="Standard">.B : <text:s/>Mezrigui</text:p>
      <text:p text:style-name="Standard">.C : <text:s/>Amira</text:p>
      <text:p text:style-name="Standard"/>
      <text:p text:style-name="Standard"># Q24 What will be output of below statements?</text:p>
      <text:p text:style-name="Standard"/>
      <text:p text:style-name="Standard">let name ="Syrine" </text:p>
      <text:p text:style-name="Standard">console.log(name === "Syrine" ? "Hi! I'm Syrine" <text:s text:c="5"/>** 🤔️ <text:s/>Unexpected end of input <text:s/>🤔️ **</text:p>
      <text:p text:style-name="Standard"/>
      <text:p text:style-name="Standard">.A : <text:s/>"Hi! I'm Syrine"</text:p>
      <text:p text:style-name="Standard">.B : <text:s/>"Syrine"</text:p>
      <text:p text:style-name="Standard">.C : <text:s text:c="2"/>""</text:p>
      <text:p text:style-name="Standard">.D : SyntaxError <text:s text:c="13"/></text:p>
      <text:p text:style-name="Standard"/>
      <text:p text:style-name="Standard"># Q25 What's the value of the expression 5 &gt; 10 ? 'one' : 5 &gt; 7 ? 'two' <text:s/>: 'three <text:s text:c="3"/>??? 🤔️</text:p>
      <text:p text:style-name="Standard"/>
      <text:p text:style-name="Standard">.A : 5 <text:s/></text:p>
      <text:p text:style-name="Standard">.B : 10</text:p>
      <text:p text:style-name="Standard">.C : 'one' </text:p>
      <text:p text:style-name="Standard">.D : 'two'</text:p>
      <text:p text:style-name="Standard">.E : 'three'</text:p>
      <text:p text:style-name="Standard"/>
      <text:p text:style-name="Standard"># Q26 What value is placed in myVar?</text:p>
      <text:p text:style-name="Standard"/>
      <text:p text:style-name="Standard">let num = 12 &gt; 9 ? 0 : 1</text:p>
      <text:p text:style-name="Standard"/>
      <text:p text:style-name="Standard">.A : true </text:p>
      <text:p text:style-name="Standard">.B : false</text:p>
      <text:p text:style-name="Standard">.C : 0 <text:s text:c="4"/>** 🤔️</text:p>
      <text:p text:style-name="Standard">.D : 1</text:p>
      <text:p text:style-name="Standard"># Q27 What value is assigned to result ?</text:p>
      <text:p text:style-name="Standard"/>
      <text:p text:style-name="Standard">let result</text:p>
      <text:p text:style-name="Standard">let <text:s text:c="2"/>char = 'f' ;</text:p>
      <text:p text:style-name="Standard"><text:soft-page-break/>switch ( char )</text:p>
      <text:p text:style-name="Standard">{</text:p>
      <text:p text:style-name="Standard"><text:s text:c="2"/></text:p>
      <text:p text:style-name="Standard"><text:s text:c="2"/>case 'A':</text:p>
      <text:p text:style-name="Standard"><text:s text:c="4"/>result = 1;</text:p>
      <text:p text:style-name="Standard"><text:s text:c="4"/>break;</text:p>
      <text:p text:style-name="Standard"/>
      <text:p text:style-name="Standard"><text:s/></text:p>
      <text:p text:style-name="Standard"><text:s text:c="2"/>case 'B':</text:p>
      <text:p text:style-name="Standard"><text:s text:c="4"/>result = 2;</text:p>
      <text:p text:style-name="Standard"><text:s text:c="4"/>break;</text:p>
      <text:p text:style-name="Standard"/>
      <text:p text:style-name="Standard"><text:s text:c="2"/></text:p>
      <text:p text:style-name="Standard"><text:s text:c="2"/>case 'C':</text:p>
      <text:p text:style-name="Standard"><text:s text:c="4"/>result = 3;</text:p>
      <text:p text:style-name="Standard"><text:s text:c="4"/>break;</text:p>
      <text:p text:style-name="Standard"/>
      <text:p text:style-name="Standard"><text:s text:c="2"/>default:</text:p>
      <text:p text:style-name="Standard"><text:s text:c="4"/>result = 4;</text:p>
      <text:p text:style-name="Standard">} </text:p>
      <text:p text:style-name="Standard"/>
      <text:p text:style-name="Standard">.A : <text:s/>1</text:p>
      <text:p text:style-name="Standard">.B : <text:s/>2</text:p>
      <text:p text:style-name="Standard">.C : <text:s/>3</text:p>
      <text:p text:style-name="Standard">.D : <text:s/>4 <text:s/>** 🤔️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5:45:51.910992752</meta:creation-date>
    <dc:date>2021-04-06T13:33:25.128790443</dc:date>
    <meta:editing-duration>PT19H47M5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8" meta:paragraph-count="301" meta:word-count="1297" meta:character-count="6960" meta:non-whitespace-character-count="4656"/>
  </office:meta>
</office:document-meta>
</file>